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ndingPostQueue.enqueue( PendingPost pendingPo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endingPostQueue.poll( int maxMillisToWa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ndingPostQueue.pol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